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90%" style:punctuation-wrap="hanging" style:line-break="stric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0pt"/>
    </style:style>
    <style:style style:name="T1" style:family="text">
      <style:text-properties fo:color="#ffffff" style:font-name="Verdana1" fo:font-size="36pt" fo:language="en" fo:country="US" style:font-name-asian="DejaVu Sans1" style:font-size-asian="36pt" style:font-name-complex="DejaVu Sans1" style:font-size-complex="36pt"/>
    </style:style>
    <style:style style:name="T2" style:family="text">
      <style:text-properties fo:color="#ffffff" style:font-name="Verdana1" fo:font-size="28pt" fo:language="en" fo:country="US" style:font-name-asian="DejaVu Sans1" style:font-size-asian="28pt" style:font-name-complex="DejaVu Sans1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How great thou art</text:p>
          </draw:text-box>
        </draw:frame>
        <draw:frame presentation:style-name="pr2" draw:text-style-name="P2" draw:layer="layout" svg:width="28cm" svg:height="12.179cm" svg:x="0cm" svg:y="5.2cm" presentation:class="outline" presentation:user-transformed="true">
          <draw:text-box>
            <text:p text:style-name="P1"><text:span text:style-name="T1">O Lord my God, </text:span></text:p>
            <text:p text:style-name="P1"><text:span text:style-name="T1">When I in awesome wonder, </text:span></text:p>
            <text:p text:style-name="P1"><text:span text:style-name="T1">Consider all the works</text:span></text:p>
            <text:p text:style-name="P1"><text:span text:style-name="T1">Thy Hands have made; 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2.179cm" svg:x="0cm" svg:y="5.2cm" presentation:class="outline">
          <draw:text-box>
            <text:p text:style-name="P1"><text:span text:style-name="T1">I see the stars,</text:span></text:p>
            <text:p text:style-name="P1"><text:span text:style-name="T1"><text:s/></text:span><text:span text:style-name="T1">I hear the rolling thunder, </text:span></text:p>
            <text:p text:style-name="P1"><text:span text:style-name="T1">Thy power throughout </text:span></text:p>
            <text:p text:style-name="P1"><text:span text:style-name="T1">the universe display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2" draw:layer="layout" svg:width="28cm" svg:height="12.179cm" svg:x="0cm" svg:y="5.2cm" presentation:class="outline">
          <draw:text-box>
            <text:p text:style-name="P1"><text:span text:style-name="T1">Then sings my soul, </text:span></text:p>
            <text:p text:style-name="P1"><text:span text:style-name="T1">My Saviour God, to Thee, </text:span></text:p>
            <text:p text:style-name="P1"><text:span text:style-name="T1">How great Thou art, </text:span></text:p>
            <text:p text:style-name="P1"><text:span text:style-name="T1">How great Thou art. 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2.179cm" svg:x="0cm" svg:y="5.2cm" presentation:class="outline">
          <draw:text-box>
            <text:p text:style-name="P1"><text:span text:style-name="T1">Then sings my soul, </text:span></text:p>
            <text:p text:style-name="P1"><text:span text:style-name="T1">My Saviour God, to Thee, </text:span></text:p>
            <text:p text:style-name="P1"><text:span text:style-name="T1">How great Thou art, </text:span></text:p>
            <text:p text:style-name="P1"><text:span text:style-name="T1">How great Thou art. 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2.179cm" svg:x="0cm" svg:y="5.2cm" presentation:class="outline">
          <draw:text-box>
            <text:p text:style-name="P1"><text:span text:style-name="T1">When through the woods, </text:span></text:p>
            <text:p text:style-name="P1"><text:span text:style-name="T1">and forest glades I wander, </text:span></text:p>
            <text:p text:style-name="P1"><text:span text:style-name="T1">And hear the birds </text:span></text:p>
            <text:p text:style-name="P1"><text:span text:style-name="T1">Sing sweetly in the trees. </text:span></text:p>
            <text:p text:style-name="P1"><text:span text:style-name="T1"/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2.179cm" svg:x="0cm" svg:y="5.2cm" presentation:class="outline">
          <draw:text-box>
            <text:p text:style-name="P1"><text:span text:style-name="T1">When I look down, </text:span></text:p>
            <text:p text:style-name="P1"><text:span text:style-name="T1">from lofty mountain grandeur</text:span></text:p>
            <text:p text:style-name="P1"><text:span text:style-name="T1"> </text:span><text:span text:style-name="T1">And see the brook, </text:span></text:p>
            <text:p text:style-name="P1"><text:span text:style-name="T1">and feel the gentle breez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2" draw:layer="layout" svg:width="28cm" svg:height="12.179cm" svg:x="0cm" svg:y="5.2cm" presentation:class="outline">
          <draw:text-box>
            <text:p text:style-name="P1"><text:span text:style-name="T1">Then sings my soul, </text:span></text:p>
            <text:p text:style-name="P1"><text:span text:style-name="T1">My Saviour God, to Thee, </text:span></text:p>
            <text:p text:style-name="P1"><text:span text:style-name="T1">How great Thou art, </text:span></text:p>
            <text:p text:style-name="P1"><text:span text:style-name="T1">How great Thou art. 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2.179cm" svg:x="0cm" svg:y="5.2cm" presentation:class="outline">
          <draw:text-box>
            <text:p text:style-name="P1"><text:span text:style-name="T1">Then sings my soul, </text:span></text:p>
            <text:p text:style-name="P1"><text:span text:style-name="T1">My Saviour God, to Thee, </text:span></text:p>
            <text:p text:style-name="P1"><text:span text:style-name="T1">How great Thou art, </text:span></text:p>
            <text:p text:style-name="P1"><text:span text:style-name="T1">How great Thou art. 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4-06-15T11:34:55.890091928</dc:date>
    <dc:creator>irvy </dc:creator>
    <meta:editing-duration>PT1H49M33S</meta:editing-duration>
    <meta:editing-cycles>24</meta:editing-cycles>
    <meta:generator>LibreOffice/4.2.3.3$Linux_X86_64 LibreOffice_project/420m0$Build-3</meta:generator>
    <meta:document-statistic meta:object-count="58"/>
  </office:meta>
</office:document-meta>
</file>